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c40335" officeooo:paragraph-rsid="00c7d1ab"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d28cbd" officeooo:paragraph-rsid="00d28cbd"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3b3a05" style:font-name-asian="Nimbus Mono L" style:font-size-asian="12pt" style:font-style-asian="normal" style:font-weight-asian="bold" style:font-name-complex="Liberation Mono" style:font-size-complex="12pt" style:font-style-complex="normal" style:font-weight-complex="bold"/>
    </style:style>
    <style:style style:name="P8" style:family="paragraph" style:parent-style-name="Preformatted_20_Text">
      <style:paragraph-properties fo:text-align="center" style:justify-single-word="false"/>
      <style:text-properties officeooo:paragraph-rsid="00083d4b"/>
    </style:style>
    <style:style style:name="P9" style:family="paragraph" style:parent-style-name="Preformatted_20_Text">
      <style:text-properties officeooo:paragraph-rsid="006ab9d7"/>
    </style:style>
    <style:style style:name="P10" style:family="paragraph" style:parent-style-name="Preformatted_20_Text">
      <style:text-properties officeooo:paragraph-rsid="00b05fed"/>
    </style:style>
    <style:style style:name="P11" style:family="paragraph" style:parent-style-name="Preformatted_20_Text">
      <style:text-properties officeooo:paragraph-rsid="00d28cbd"/>
    </style:style>
    <style:style style:name="P12" style:family="paragraph" style:parent-style-name="Preformatted_20_Text">
      <style:text-properties officeooo:paragraph-rsid="00d4e89b"/>
    </style:style>
    <style:style style:name="P13" style:family="paragraph" style:parent-style-name="Preformatted_20_Text">
      <style:text-properties officeooo:paragraph-rsid="00dd05d0"/>
    </style:style>
    <style:style style:name="P14" style:family="paragraph" style:parent-style-name="Preformatted_20_Text">
      <style:text-properties officeooo:paragraph-rsid="00dfa30e"/>
    </style:style>
    <style:style style:name="P15"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6"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d87900"/>
    </style:style>
    <style:style style:name="P1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Liberation Serif" fo:font-size="12pt" fo:font-style="normal" style:text-underline-style="none" fo:font-weight="bold" officeooo:rsid="00083d4b" officeooo:paragraph-rsid="00815903" style:font-size-asian="12pt" style:font-style-asian="normal" style:font-weight-asian="bold" style:font-size-complex="12pt" style:font-style-complex="normal" style:font-weight-complex="bold"/>
    </style:style>
    <style:style style:name="P18"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size="11pt" fo:font-style="italic" officeooo:paragraph-rsid="00815903" style:font-size-asian="11pt" style:font-style-asian="italic" style:font-size-complex="11pt" style:font-style-complex="italic"/>
    </style:style>
    <style:style style:name="P19" style:family="paragraph" style:parent-style-name="Preformatted_20_Text">
      <style:text-properties style:font-name="Liberation Sans" fo:font-size="12pt" fo:font-style="normal" style:text-underline-style="none" officeooo:rsid="00d28cbd" officeooo:paragraph-rsid="00dd05d0" style:font-name-asian="Nimbus Mono L" style:font-size-asian="12pt" style:font-style-asian="normal" style:font-name-complex="Liberation Mono" style:font-size-complex="12pt" style:font-style-complex="normal"/>
    </style:style>
    <style:style style:name="P20" style:family="paragraph" style:parent-style-name="Preformatted_20_Text">
      <style:text-properties style:font-name="Liberation Sans" fo:font-size="12pt" fo:font-style="normal" style:text-underline-style="none" officeooo:rsid="00da7105" officeooo:paragraph-rsid="00aaf464" style:font-name-asian="Nimbus Mono L" style:font-size-asian="12pt" style:font-style-asian="normal" style:font-name-complex="Liberation Mono" style:font-size-complex="12pt" style:font-style-complex="normal"/>
    </style:style>
    <style:style style:name="P21" style:family="paragraph" style:parent-style-name="Preformatted_20_Text">
      <style:text-properties officeooo:paragraph-rsid="00e308ae"/>
    </style:style>
    <style:style style:name="T1"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cb2d6e"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cf433b"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d28cbd"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d87900"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da7105"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dce1ef"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dd05d0"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de4798"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dfa30e"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e37944"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18"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19"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20"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21" style:family="text">
      <style:text-properties style:font-name="Liberation Sans" fo:font-size="12pt" fo:font-style="normal" style:text-underline-style="none" officeooo:rsid="00e307b6" fo:background-color="transparent" loext:char-shading-value="0" style:font-size-asian="12pt" style:font-style-asian="normal" style:font-size-complex="12pt" style:font-style-complex="normal"/>
    </style:style>
    <style:style style:name="T22"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a4d955" fo:background-color="transparent" loext:char-shading-value="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d136f9"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d6fea0"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da8305"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dfa30e"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e120c2"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e307b6"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e308ae"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6pt" fo:font-weight="bold" officeooo:rsid="001b99ac" style:font-size-asian="16pt" style:font-weight-asian="bold" style:font-size-complex="16pt" style:font-weight-complex="bold"/>
    </style:style>
    <style:style style:name="T38" style:family="text">
      <style:text-properties style:font-name="Liberation Sans" fo:font-size="16pt" fo:font-weight="bold" officeooo:rsid="000dd66a" style:font-size-asian="16pt" style:font-weight-asian="bold" style:font-size-complex="16pt" style:font-weight-complex="bold"/>
    </style:style>
    <style:style style:name="T39" style:family="text">
      <style:text-properties style:font-name="Liberation Sans" fo:font-size="16pt" fo:font-weight="bold" officeooo:rsid="00a7a091" style:font-size-asian="16pt" style:font-weight-asian="bold" style:font-size-complex="16pt" style:font-weight-complex="bold"/>
    </style:style>
    <style:style style:name="T40"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1" style:family="text">
      <style:text-properties style:font-name="Liberation Sans" fo:font-size="16pt" fo:font-weight="bold" officeooo:rsid="00d87900" style:font-name-asian="Nimbus Mono L" style:font-size-asian="16pt" style:font-weight-asian="bold" style:font-name-complex="Liberation Mono" style:font-size-complex="16pt" style:font-weight-complex="bold"/>
    </style:style>
    <style:style style:name="T42" style:family="text">
      <style:text-properties style:font-name="Liberation Sans" fo:font-size="16pt" fo:font-weight="bold" officeooo:rsid="00db6569" style:font-name-asian="Nimbus Mono L" style:font-size-asian="16pt" style:font-weight-asian="bold" style:font-name-complex="Liberation Mono" style:font-size-complex="16pt" style:font-weight-complex="bold"/>
    </style:style>
    <style:style style:name="T43" style:family="text">
      <style:text-properties fo:font-variant="normal" fo:text-transform="none" fo:color="#000000" style:font-name="system-ui" fo:letter-spacing="normal" style:text-underline-style="none" fo:font-weight="normal" officeooo:rsid="00083d4b" style:font-name-asian="Nimbus Mono L" style:font-weight-asian="bold" style:font-name-complex="Liberation Mono" style:font-weight-complex="bold"/>
    </style:style>
    <style:style style:name="T44" style:family="text">
      <style:text-properties fo:font-variant="normal" fo:text-transform="none" fo:color="#000000" style:font-name="system-ui" fo:letter-spacing="normal" style:text-underline-style="none" fo:font-weight="normal" officeooo:rsid="00dbd7ba" style:font-name-asian="Nimbus Mono L" style:font-weight-asian="bold" style:font-name-complex="Liberation Mono" style:font-weight-complex="bold"/>
    </style:style>
    <style:style style:name="T45" style:family="text">
      <style:text-properties fo:font-variant="normal" fo:text-transform="none" fo:color="#202020" style:font-name="apple-system" fo:font-size="10.5pt" fo:letter-spacing="normal" fo:font-style="normal" style:text-underline-style="none" fo:font-weight="bold" officeooo:rsid="00dbd7ba" style:font-name-asian="Nimbus Mono L" style:font-size-asian="12pt" style:font-style-asian="italic" style:font-weight-asian="bold" style:font-name-complex="Liberation Mono" style:font-size-complex="12pt" style:font-style-complex="italic" style:font-weight-complex="bold"/>
    </style:style>
    <style:style style:name="T46" style:family="text">
      <style:text-properties fo:font-variant="normal" fo:text-transform="none" fo:color="#202020" style:font-name="apple-system" fo:font-size="10.5pt" fo:letter-spacing="normal" fo:font-style="normal" style:text-underline-style="none" fo:font-weight="bold" officeooo:rsid="00d87900" style:font-name-asian="Nimbus Mono L" style:font-size-asian="12pt" style:font-style-asian="italic" style:font-weight-asian="bold" style:font-name-complex="Liberation Mono" style:font-size-complex="12pt" style:font-style-complex="italic" style:font-weight-complex="bold"/>
    </style:style>
    <style:style style:name="T47" style:family="text">
      <style:text-properties officeooo:rsid="000dd66a"/>
    </style:style>
    <style:style style:name="T48" style:family="text">
      <style:text-properties officeooo:rsid="00697aa2"/>
    </style:style>
    <style:style style:name="T49" style:family="text">
      <style:text-properties officeooo:rsid="00e379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ayers for our World and the Church</text:p>
      <text:p text:style-name="P8"><text:span text:style-name="T41">2</text:span><text:span text:style-name="T42">2nd</text:span><text:span text:style-name="T40"> </text:span><text:span text:style-name="T42">May</text:span><text:span text:style-name="T37"> 20</text:span><text:span text:style-name="T38">2</text:span><text:span text:style-name="T39">2</text:span></text:p>
      <text:p text:style-name="P16"><text:span text:style-name="T45">Psalm</text:span><text:span text:style-name="T46"> </text:span><text:span text:style-name="T45">48</text:span><text:span text:style-name="T46">:1</text:span><text:span text:style-name="T45">0-11</text:span></text:p>
      <text:p text:style-name="P18"><text:bookmark text:name="en-ESV-14645"/><text:span text:style-name="T43">As your name, O God, so your praise reaches to the ends of the earth.<text:line-break/>Your right hand is filled with righteousness.<text:line-break/>Let Mount Zion be glad!<text:line-break/>Le</text:span><text:span text:style-name="T44">t</text:span><text:span text:style-name="T43"> the daughters of Judah rejoice because of your judgments!</text:span></text:p>
      <text:p text:style-name="P17"/>
      <text:p text:style-name="P6">Thanks to God</text:p>
      <text:p text:style-name="P13"><text:span text:style-name="T5">Heavenly Father</text:span><text:span text:style-name="T1">, </text:span><text:span text:style-name="T3">w</text:span><text:span text:style-name="T2">e </text:span><text:span text:style-name="T12">gather to</text:span><text:span text:style-name="T4"> </text:span><text:span text:style-name="T12">give </text:span><text:span text:style-name="T4">You </text:span><text:span text:style-name="T8">thanks </text:span><text:span text:style-name="T12">and praise </text:span><text:span text:style-name="T4">today, </text:span><text:span text:style-name="T8">a</text:span><text:span text:style-name="T12">s do so many of our brethren around the globe. </text:span><text:span text:style-name="T13">We</text:span><text:span text:style-name="T8"> praise</text:span><text:span text:style-name="T5"> </text:span><text:span text:style-name="T4">You</text:span><text:span text:style-name="T8">r Name because You</text:span><text:span text:style-name="T4"> </text:span><text:span text:style-name="T8">are </text:span><text:span text:style-name="T13">the Righteous </text:span><text:span text:style-name="T8">God Most High</text:span><text:span text:style-name="T2">. </text:span><text:span text:style-name="T13">Despite all w</text:span><text:span text:style-name="T4">e </text:span><text:span text:style-name="T13">see around us of a fallen world, we </text:span><text:span text:style-name="T5">thank You for </text:span><text:span text:style-name="T8">Your</text:span><text:span text:style-name="T5"> </text:span><text:span text:style-name="T13">Creation</text:span><text:span text:style-name="T5"> – </text:span><text:span text:style-name="T10">You</text:span><text:span text:style-name="T13">r</text:span><text:span text:style-name="T10"> </text:span><text:span text:style-name="T13">beautiful handiwork shines through despite all that fallen mankind has done to blacken it.</text:span><text:span text:style-name="T10"> </text:span></text:p>
      <text:p text:style-name="P19"/>
      <text:p text:style-name="P13"><text:span text:style-name="T10">You promised Adam and Eve that One would come to defeat Satan and redeem mankind from the curse of sin. </text:span><text:span text:style-name="T13">He would crush the serpent’s head in righteous judgement upon the perpetrator of all that is evil. At exactly the right time, Jesus came on His unique mission to defeat the accuser of the brethren, to lift the impossible burden from our shoulders, and to restore us as Your children, co-heirs with Him of all that He attained by His Victory on the Cross.</text:span></text:p>
      <text:p text:style-name="P2"/>
      <text:p text:style-name="P11"><text:span text:style-name="T8">As we </text:span><text:span text:style-name="T10">look back on</text:span><text:span text:style-name="T8"> Easter, </text:span><text:span text:style-name="T13">the Ascension and Pentecost</text:span><text:span text:style-name="T8"> </text:span><text:span text:style-name="T13">where the Holy Spirit came to indwell the Church </text:span><text:span text:style-name="T8">we remember </text:span><text:span text:style-name="T13">how complete is</text:span><text:span text:style-name="T8"> </text:span><text:span text:style-name="T10">the victory </text:span><text:span text:style-name="T8">that Jesus </text:span><text:span text:style-name="T10">won, </text:span><text:span text:style-name="T14">and again we rejoice</text:span><text:span text:style-name="T10">!</text:span></text:p>
      <text:p text:style-name="P2"/>
      <text:p text:style-name="P7">The Wide World...<text:span text:style-name="T47"> a</text:span>nd <text:span text:style-name="T48">in </text:span>the wider Church</text:p>
      <text:p text:style-name="P12"><text:span text:style-name="T6">I</text:span><text:span text:style-name="T9">n the wider world </text:span><text:span text:style-name="T14">which is yet to understand that joy, </text:span><text:span text:style-name="T11">w</text:span><text:span text:style-name="T6">e </text:span><text:span text:style-name="T9">continue to </text:span><text:span text:style-name="T6">pray </text:span><text:span text:style-name="T16">about</text:span><text:span text:style-name="T6"> the </text:span><text:span text:style-name="T15">war and </text:span><text:span text:style-name="T6">refugee situation in the Ukraine, especially for the aid workers being mobilised to help, and for the people displaced from th</text:span><text:span text:style-name="T9">e</text:span><text:span text:style-name="T6"> war zone. </text:span><text:span text:style-name="T7">May they quickly find a safe haven away from the fighting.</text:span></text:p>
      <text:p text:style-name="P20"/>
      <text:p text:style-name="P14"><text:span text:style-name="T11">W</text:span><text:span text:style-name="T15">e </text:span><text:span text:style-name="T16">also want</text:span><text:span text:style-name="T15"> to pray for our Federal election outcome, to bring righteous government to our nation, so that the Rule of Law may be respected and Godly standards may be upheld. We pray for integrity inside and outside the Parliament, in the conduct of government business and our dealings with our elected representatives.</text:span></text:p>
      <text:p text:style-name="P1"/>
      <text:p text:style-name="P5">Ashburton</text:p>
      <text:p text:style-name="P9"><text:span text:style-name="T17">Here in Ashburton, w</text:span><text:span text:style-name="T30">e pray for the elders, the Board </text:span><text:span text:style-name="T33">and the leadership team working on our Revitalization program, </text:span><text:span text:style-name="T30">as they seek to implement the vision to see more people in our community know the love of God, His gracious forgiveness and the joy of serving Him in restored wholeness. </text:span><text:span text:style-name="T32">We pray </text:span><text:span text:style-name="T33">that as a</text:span><text:span text:style-name="T32"> </text:span><text:span text:style-name="T33">c</text:span><text:span text:style-name="T32">ongregation we take </text:span><text:span text:style-name="T33">up the challenge to be the visible demonstration of the love You have for us as Your people</text:span><text:span text:style-name="T32">. </text:span><text:span text:style-name="T33">May we bear the imprint of Jesus so clearly that others will want to know the God we love and serve.</text:span></text:p>
      <text:p text:style-name="P4"/>
      <text:p text:style-name="P21"><text:span text:style-name="T22">W</text:span><text:span text:style-name="T24">e </text:span><text:span text:style-name="T25">thank</text:span><text:span text:style-name="T24"> You </text:span><text:span text:style-name="T25">for those who have recovered from recent sickness including </text:span><text:span text:style-name="T28">Shiun</text:span><text:span text:style-name="T24">,</text:span><text:span text:style-name="T31"> </text:span><text:span text:style-name="T25">and </text:span><text:span text:style-name="T28">for </text:span><text:span text:style-name="T25">Diane </text:span><text:span text:style-name="T30">dealing with a variety of medical concerns</text:span><text:span text:style-name="T25">. </text:span><text:span text:style-name="T36">We uphold her before You after she had some time in hospital last week, with persistent heart problems. Guide her doctors as they treat her with care and wisdom.</text:span><text:span text:style-name="T24"> </text:span><text:span text:style-name="T34">We </text:span><text:span text:style-name="T36">also </text:span><text:span text:style-name="T34">thank You for Margaret’s medication stabilising the </text:span><text:span text:style-name="T36">trigeminal </text:span><text:span text:style-name="T34">neuralgia. </text:span></text:p>
      <text:p text:style-name="P21"><text:span text:style-name="T34"/></text:p>
      <text:p text:style-name="P21"><text:span text:style-name="T28">We also remember Shon’s protective visa application and continue to seek the immigration minister’s favour in granting Shon full permission to stay in Australia. </text:span><text:span text:style-name="T32">We pray also for </text:span><text:span text:style-name="T34">Barry and Suzanne about to take some leave, and ask for thorough refreshing for them both. Grant them safety as they travel about and keep their minds at peace as they trust in You every day.</text:span></text:p>
      <text:p text:style-name="P3"/>
      <text:p text:style-name="P10"><text:span text:style-name="T24">And now w</text:span><text:span text:style-name="T18">e pray for </text:span><text:span text:style-name="T28">Barry</text:span><text:span text:style-name="T18"> as he preach</text:span><text:span text:style-name="T26">es Your Word </text:span><text:span text:style-name="T23">today.</text:span><text:span text:style-name="T26"> </text:span><text:span text:style-name="T34">May Your Word be always fresh and alive to our hearing</text:span><text:span text:style-name="T27">, </text:span><text:span text:style-name="T29">knowing that </text:span><text:span text:style-name="T34">we live </text:span><text:span text:style-name="T35">not by bread alone.</text:span><text:span text:style-name="T23"> </text:span><text:span text:style-name="T35">And so we pray in anticipation </text:span><text:span text:style-name="T22">in </text:span><text:span text:style-name="T35">th</text:span><text:span text:style-name="T22">e Name </text:span><text:span text:style-name="T35">of Jesus the King of Kings</text:span><text:span text:style-name="T19">, </text:span><text:span text:style-name="T21">Who reigns over all the affairs of man,</text:span><text:span text:style-name="T20">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5-21T21:39:11.500747664</dc:date>
    <meta:editing-duration>PT8H15M31S</meta:editing-duration>
    <meta:editing-cycles>96</meta:editing-cycles>
    <meta:generator>LibreOffice/6.4.7.2$Linux_X86_64 LibreOffice_project/40$Build-2</meta:generator>
    <meta:print-date>2021-01-30T16:02:32.952449610</meta:print-date>
    <meta:document-statistic meta:table-count="0" meta:image-count="0" meta:object-count="0" meta:page-count="1" meta:paragraph-count="16" meta:word-count="628" meta:character-count="3472" meta:non-whitespace-character-count="2857"/>
  </office:meta>
</office:document-meta>
</file>